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3333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65cm" svg:height="0.965cm" svg:x="3.21cm" svg:y="1.63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0.965cm" svg:height="0.965cm" svg:x="5.14cm" svg:y="1.63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965cm" svg:height="0.965cm" svg:x="4.175cm" svg:y="2.6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14cm" svg:y1="2.117cm" svg:x2="4.657cm" svg:y2="2.6cm" draw:start-shape="id1" draw:start-glue-point="6" draw:end-shape="id2" draw:end-glue-point="4" svg:d="m5140 2117h-483v483">
          <text:p/>
        </draw:connector>
        <draw:custom-shape draw:style-name="gr1" draw:text-style-name="P1" draw:id="id3" draw:layer="layout" svg:width="0.965cm" svg:height="0.965cm" svg:x="7.045cm" svg:y="1.635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965cm" svg:height="0.965cm" svg:x="6.08cm" svg:y="2.6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7.045cm" svg:y1="2.117cm" svg:x2="6.562cm" svg:y2="2.6cm" draw:start-shape="id3" draw:start-glue-point="6" draw:end-shape="id4" draw:end-glue-point="4" svg:d="m7045 2117h-483v483">
          <text:p/>
        </draw:connector>
        <draw:custom-shape draw:style-name="gr2" draw:text-style-name="P1" draw:id="id5" draw:layer="layout" svg:width="0.965cm" svg:height="0.965cm" svg:x="7.985cm" svg:y="2.57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8.01cm" svg:y1="2.117cm" svg:x2="8.467cm" svg:y2="2.575cm" draw:start-shape="id3" draw:start-glue-point="10" draw:end-shape="id5" draw:end-glue-point="4" svg:d="m8010 2117h457v458">
          <text:p/>
        </draw:connector>
        <draw:custom-shape draw:style-name="gr1" draw:text-style-name="P1" draw:id="id6" draw:layer="layout" svg:width="0.965cm" svg:height="0.965cm" svg:x="11.185cm" svg:y="1.635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965cm" svg:height="0.965cm" svg:x="10.22cm" svg:y="2.6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185cm" svg:y1="2.117cm" svg:x2="10.702cm" svg:y2="2.6cm" draw:start-shape="id6" draw:start-glue-point="6" draw:end-shape="id7" draw:end-glue-point="4" svg:d="m11185 2117h-483v483">
          <text:p/>
        </draw:connector>
        <draw:custom-shape draw:style-name="gr1" draw:text-style-name="P1" draw:id="id8" draw:layer="layout" svg:width="0.965cm" svg:height="0.965cm" svg:x="12.43cm" svg:y="2.57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2.15cm" svg:y1="2.117cm" svg:x2="12.912cm" svg:y2="2.575cm" draw:start-shape="id6" draw:start-glue-point="10" draw:end-shape="id8" draw:end-glue-point="4" svg:d="m12150 2117h762v458">
          <text:p/>
        </draw:connector>
        <draw:custom-shape draw:style-name="gr2" draw:text-style-name="P1" draw:id="id9" draw:layer="layout" svg:width="0.965cm" svg:height="0.965cm" svg:x="9.255cm" svg:y="3.5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2cm" svg:y1="3.082cm" svg:x2="9.737cm" svg:y2="3.54cm" draw:start-shape="id7" draw:start-glue-point="6" draw:end-shape="id9" draw:end-glue-point="4" svg:d="m10220 3082h-483v458">
          <text:p/>
        </draw:connector>
        <draw:custom-shape draw:style-name="gr2" draw:text-style-name="P1" draw:id="id10" draw:layer="layout" svg:width="0.965cm" svg:height="0.965cm" svg:x="11.16cm" svg:y="3.54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185cm" svg:y1="3.082cm" svg:x2="11.642cm" svg:y2="3.54cm" draw:start-shape="id7" draw:start-glue-point="10" draw:end-shape="id10" draw:end-glue-point="4" svg:d="m11185 3082h457v458">
          <text:p/>
        </draw:connector>
        <draw:custom-shape draw:style-name="gr1" draw:text-style-name="P1" draw:id="id11" draw:layer="layout" svg:width="0.965cm" svg:height="0.965cm" svg:x="15.96cm" svg:y="1.635cm">
          <text:p text:style-name="P1">3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2" draw:layer="layout" svg:width="0.965cm" svg:height="0.965cm" svg:x="14.995cm" svg:y="2.6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96cm" svg:y1="2.117cm" svg:x2="15.477cm" svg:y2="2.6cm" draw:start-shape="id11" draw:start-glue-point="6" draw:end-shape="id12" draw:end-glue-point="4" svg:d="m15960 2117h-483v483">
          <text:p/>
        </draw:connector>
        <draw:custom-shape draw:style-name="gr1" draw:text-style-name="P1" draw:id="id13" draw:layer="layout" svg:width="0.965cm" svg:height="0.965cm" svg:x="17.205cm" svg:y="2.575cm">
          <text:p text:style-name="P1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925cm" svg:y1="2.117cm" svg:x2="17.687cm" svg:y2="2.575cm" draw:start-shape="id11" draw:start-glue-point="10" draw:end-shape="id13" draw:end-glue-point="4" svg:d="m16925 2117h762v458">
          <text:p/>
        </draw:connector>
        <draw:custom-shape draw:style-name="gr1" draw:text-style-name="P1" draw:id="id14" draw:layer="layout" svg:width="0.965cm" svg:height="0.965cm" svg:x="14.03cm" svg:y="3.5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995cm" svg:y1="3.082cm" svg:x2="14.512cm" svg:y2="3.54cm" draw:start-shape="id12" draw:start-glue-point="6" draw:end-shape="id14" draw:end-glue-point="4" svg:d="m14995 3082h-483v458">
          <text:p/>
        </draw:connector>
        <draw:custom-shape draw:style-name="gr1" draw:text-style-name="P1" draw:id="id15" draw:layer="layout" svg:width="0.965cm" svg:height="0.965cm" svg:x="15.935cm" svg:y="3.54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5.96cm" svg:y1="3.082cm" svg:x2="16.417cm" svg:y2="3.54cm" draw:start-shape="id12" draw:start-glue-point="10" draw:end-shape="id15" draw:end-glue-point="4" svg:d="m15960 3082h457v458">
          <text:p/>
        </draw:connector>
        <draw:custom-shape draw:style-name="gr2" draw:text-style-name="P1" draw:id="id16" draw:layer="layout" svg:width="0.965cm" svg:height="0.965cm" svg:x="13.065cm" svg:y="4.4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03cm" svg:y1="4.022cm" svg:x2="13.547cm" svg:y2="4.48cm" draw:start-shape="id14" draw:start-glue-point="6" draw:end-shape="id16" draw:end-glue-point="4" svg:d="m14030 4022h-483v4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355e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4-14T22:38:48</dc:date>
    <dc:creator>Adrianus Kleemans</dc:creator>
    <meta:editing-duration>PT00H48M55S</meta:editing-duration>
    <meta:editing-cycles>5</meta:editing-cycles>
    <meta:generator>OpenOffice.org/3.2$Linux OpenOffice.org_project/320m19$Build-9505</meta:generator>
    <meta:document-statistic meta:object-count="29"/>
  </office:meta>
</office:document-meta>
</file>